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2pt" fo:font-weight="bold" officeooo:rsid="001883bb" officeooo:paragraph-rsid="001883bb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1" fo:font-size="12pt" fo:font-weight="bold" officeooo:rsid="0018dda0" officeooo:paragraph-rsid="0018dda0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2pt" fo:font-weight="normal" officeooo:rsid="001883bb" officeooo:paragraph-rsid="001883bb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text-properties style:font-name="Arial1" fo:font-size="12pt" fo:font-weight="normal" officeooo:rsid="001883bb" officeooo:paragraph-rsid="001883bb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style:font-name="Arial1" fo:font-size="12pt" fo:font-weight="normal" officeooo:rsid="0018dda0" officeooo:paragraph-rsid="0018dda0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1" fo:font-size="12pt" fo:font-weight="normal" officeooo:rsid="0018dda0" officeooo:paragraph-rsid="0018dda0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style:font-name="Arial1" fo:font-size="12pt" fo:font-weight="normal" officeooo:rsid="0018dda0" officeooo:paragraph-rsid="0018dda0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text-properties style:font-name="Arial1" fo:font-size="12pt" fo:font-weight="normal" officeooo:rsid="0018dda0" officeooo:paragraph-rsid="001a7b2e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text-properties style:font-name="Arial1" fo:font-size="12pt" fo:font-weight="normal" officeooo:rsid="001a7b2e" officeooo:paragraph-rsid="001a7b2e" style:font-size-asian="10.5pt" style:font-weight-asian="normal" style:font-size-complex="12pt" style:font-weight-complex="normal"/>
    </style:style>
    <style:style style:name="T1" style:family="text">
      <style:text-properties officeooo:rsid="001a7b2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</text:p>
      <text:p text:style-name="P1"/>
      <text:p text:style-name="P3">Identifique um fluxo alternativo e um fluxo de exceção para o caso de uso “UC04: Efetuar reserva de mesas”, cujo fluxo principal é apresentado a seguir.</text:p>
      <text:p text:style-name="P3"/>
      <text:list xml:id="list1101475814" text:style-name="L3">
        <text:list-item>
          <text:p text:style-name="P4">O sistema solicita a data da reserva.</text:p>
        </text:list-item>
        <text:list-item>
          <text:p text:style-name="P4">O cliente informa a data da reserva.</text:p>
        </text:list-item>
        <text:list-item>
          <text:p text:style-name="P4">O sistema calcula e exibe o número de mesas disponíveis para a reserva.</text:p>
        </text:list-item>
        <text:list-item>
          <text:p text:style-name="P5">O sistema o mapa do salão do restaurante, indicando as mesas disponíveis e as já reservadas.</text:p>
        </text:list-item>
        <text:list-item>
          <text:p text:style-name="P5">O cliente seleciona uma ou mais mesas disponíveis para a reserva e solicita a reserva desta(s).</text:p>
        </text:list-item>
        <text:list-item>
          <text:p text:style-name="P5">O sistema solicita o CPF do cliente para identificá-lo no sistema.</text:p>
        </text:list-item>
        <text:list-item>
          <text:p text:style-name="P5">O cliente informa o CPF.</text:p>
        </text:list-item>
        <text:list-item>
          <text:p text:style-name="P5">O sistema pesquisa pelo cadastro do cliente.</text:p>
        </text:list-item>
        <text:list-item>
          <text:p text:style-name="P5">O sistema exibe o nome e o telefone do cliente, bem como as mesas selecionadas, para confirmação.</text:p>
        </text:list-item>
        <text:list-item>
          <text:p text:style-name="P5">O cliente confirma os dados exibidos.</text:p>
        </text:list-item>
        <text:list-item>
          <text:p text:style-name="P5">O sistema efetua a reserva das mesas selecionadas, atribuindo-as ao cliente na data escolhida.</text:p>
        </text:list-item>
        <text:list-item>
          <text:p text:style-name="P5">O caso de uso é encerrado.</text:p>
          <text:p text:style-name="P5"><text:s/></text:p>
        </text:list-item>
      </text:list>
      <text:p text:style-name="P6"/>
      <text:p text:style-name="P2">Resposta</text:p>
      <text:p text:style-name="P2"/>
      <text:p text:style-name="P6">FA04:</text:p>
      <text:p text:style-name="P6"/>
      <text:list xml:id="list500031205" text:style-name="L4">
        <text:list-item>
          <text:p text:style-name="P7">O sistema informa: “Não há mesas disponíveis para a data selecionada”.</text:p>
        </text:list-item>
        <text:list-item>
          <text:p text:style-name="P7">O sistema mostra uma opção “Escolher outra data para reserva”.</text:p>
        </text:list-item>
        <text:list-item>
          <text:p text:style-name="P7">O sistema volta para o fluxo principal UC01.</text:p>
        </text:list-item>
      </text:list>
      <text:p text:style-name="P6"/>
      <text:p text:style-name="P6"/>
      <text:p text:style-name="P6">FE04:</text:p>
      <text:p text:style-name="P6"/>
      <text:list xml:id="list2663631050" text:style-name="L5">
        <text:list-item>
          <text:p text:style-name="P8">O sistema informa: “Não há mesas disponíveis para a data selecionada”.</text:p>
        </text:list-item>
        <text:list-item>
          <text:p text:style-name="P8">O sistema mostra uma opção “Escolher outra data para reserva”.</text:p>
        </text:list-item>
        <text:list-item>
          <text:p text:style-name="P8">O <text:span text:style-name="T1">cliente cancela o pedido.</text:span></text:p>
        </text:list-item>
        <text:list-item>
          <text:p text:style-name="P9">O caso de uso é encerrad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23:30:42.674000000</meta:creation-date>
    <dc:date>2022-07-06T23:54:27.390000000</dc:date>
    <meta:editing-duration>PT2M14S</meta:editing-duration>
    <meta:editing-cycles>1</meta:editing-cycles>
    <meta:document-statistic meta:table-count="0" meta:image-count="0" meta:object-count="0" meta:page-count="1" meta:paragraph-count="25" meta:word-count="235" meta:character-count="1301" meta:non-whitespace-character-count="1108"/>
    <meta:generator>LibreOffice/7.3.2.2$Windows_X86_64 LibreOffice_project/49f2b1bff42cfccbd8f788c8dc32c1c309559be0</meta:generator>
  </office:meta>
</office:document-meta>
</file>